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94ab" officeooo:paragraph-rsid="000e94ab"/>
    </style:style>
    <style:style style:name="P2" style:family="paragraph" style:parent-style-name="Standard">
      <style:text-properties fo:language="en" fo:country="US" officeooo:rsid="000e94ab" officeooo:paragraph-rsid="000e94ab"/>
    </style:style>
    <style:style style:name="P3" style:family="paragraph" style:parent-style-name="Standard">
      <style:text-properties fo:language="ru" fo:country="RU" officeooo:rsid="000e94ab" officeooo:paragraph-rsid="000e94ab"/>
    </style:style>
    <style:style style:name="P4" style:family="paragraph" style:parent-style-name="Table_20_Contents">
      <style:text-properties fo:language="ru" fo:country="RU" officeooo:rsid="000e94ab" officeooo:paragraph-rsid="000e94ab"/>
    </style:style>
    <style:style style:name="P5" style:family="paragraph" style:parent-style-name="Table_20_Contents">
      <style:text-properties officeooo:rsid="000e94ab" officeooo:paragraph-rsid="000e94ab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нешняя и внутренняя среда организаций. </text:p>
      <text:p text:style-name="P1"/>
      <text:p text:style-name="P1">Сначала расскажу про внешнюю — Это все процессы, которые вызваны не организацией, но её касающиеся. То-есть это всё, что влияет на организацию.</text:p>
      <text:p text:style-name="P1"/>
      <text:p text:style-name="P1">Разделяют косвенное и прямое воздействие: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">Прямое</text:p>
          </table:table-cell>
          <table:table-cell table:style-name="Таблица1.B1" office:value-type="string">
            <text:p text:style-name="P5">Косвенное</text:p>
          </table:table-cell>
        </table:table-row>
        <table:table-row>
          <table:table-cell table:style-name="Таблица1.A2" office:value-type="string">
            <text:p text:style-name="P5">Потребители</text:p>
          </table:table-cell>
          <table:table-cell table:style-name="Таблица1.B2" office:value-type="string">
            <text:p text:style-name="P5">Экономика</text:p>
          </table:table-cell>
        </table:table-row>
        <table:table-row>
          <table:table-cell table:style-name="Таблица1.A2" office:value-type="string">
            <text:p text:style-name="P5">Поставщики</text:p>
          </table:table-cell>
          <table:table-cell table:style-name="Таблица1.B2" office:value-type="string">
            <text:p text:style-name="P5">Прогресс</text:p>
          </table:table-cell>
        </table:table-row>
        <table:table-row>
          <table:table-cell table:style-name="Таблица1.A2" office:value-type="string">
            <text:p text:style-name="P5">Конкуренты</text:p>
          </table:table-cell>
          <table:table-cell table:style-name="Таблица1.B2" office:value-type="string">
            <text:p text:style-name="P5">Политика</text:p>
          </table:table-cell>
        </table:table-row>
        <table:table-row>
          <table:table-cell table:style-name="Таблица1.A2" office:value-type="string">
            <text:p text:style-name="P5">Законы</text:p>
          </table:table-cell>
          <table:table-cell table:style-name="Таблица1.B2" office:value-type="string">
            <text:p text:style-name="P5">Социальные факторы</text:p>
          </table:table-cell>
        </table:table-row>
        <table:table-row>
          <table:table-cell table:style-name="Таблица1.A2" office:value-type="string">
            <text:p text:style-name="P5">Профсоюзы</text:p>
          </table:table-cell>
          <table:table-cell table:style-name="Таблица1.B2" office:value-type="string">
            <text:p text:style-name="P5">Международные события</text:p>
          </table:table-cell>
        </table:table-row>
      </table:table>
      <text:p text:style-name="P1"/>
      <text:p text:style-name="P1">Внутренняя составляющая — это органы организации или компании. Всё, что делает набор людей организацией.</text:p>
      <text:p text:style-name="P1">Из лекции:</text:p>
      <text:p text:style-name="P2">{<text:span text:style-name="T1">Повторить здесь определение из лекции</text:span>}</text:p>
      <text:p text:style-name="P2"/>
      <text:p text:style-name="P3">Внутренняя среда формируется:</text:p>
      <text:p text:style-name="P3">- В соответствии с целями и задачами,<text:line-break/>- А также с возможностями компании</text:p>
      <text:p text:style-name="P3"/>
      <text:p text:style-name="P3">Определяется:</text:p>
      <text:p text:style-name="P3">- Структурой<text:line-break/>- Системой управления<text:line-break/>- Производственными технологическими процессами<text:line-break/>- Уровнем автоматизации и разделением труда, а так же коммуникациями.</text:p>
      <text:p text:style-name="P3"/>
      <text:p text:style-name="P3">«Формируется» - это то, что влияет постоянно и каждый день.<text:line-break/>«Определяется» - соответственно, один раз.</text:p>
      <text:p text:style-name="P3"/>
      <text:p text:style-name="P3">Таким образом можно сказать, что внешняя среда — это всё остальное, но так или иначе касающееся организации. И проблема тут в том, что тут в самом деле может быть что угодно. Впрочем, на то и существует профессия менеджера, чтобы быть готовым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11T21:05:47.085000000</dc:date>
    <meta:editing-duration>PT8M41S</meta:editing-duration>
    <meta:editing-cycles>1</meta:editing-cycles>
    <meta:document-statistic meta:table-count="1" meta:image-count="0" meta:object-count="0" meta:page-count="1" meta:paragraph-count="24" meta:word-count="156" meta:character-count="1113" meta:non-whitespace-character-count="977"/>
    <meta:generator>LibreOffice/7.4.1.2$Windows_X86_64 LibreOffice_project/3c58a8f3a960df8bc8fd77b461821e42c061c5f0</meta:generator>
  </office:meta>
</office:document-meta>
</file>